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130101145201</text:p>
          </table:table-cell>
          <table:table-cell office:value-type="string" calcext:value-type="string">
            <text:p>2025-01-19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4048" calcext:value-type="float">
            <text:p>68.9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1145201</text:p>
          </table:table-cell>
          <table:table-cell office:value-type="string" calcext:value-type="string">
            <text:p>2024-01-04 2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8584" calcext:value-type="float">
            <text:p>67.91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1145201</text:p>
          </table:table-cell>
          <table:table-cell office:value-type="string" calcext:value-type="string">
            <text:p>2024-01-04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3928" calcext:value-type="float">
            <text:p>68.00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1145201</text:p>
          </table:table-cell>
          <table:table-cell office:value-type="string" calcext:value-type="string">
            <text:p>2023-01-06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1145201</text:p>
          </table:table-cell>
          <table:table-cell office:value-type="string" calcext:value-type="string">
            <text:p>2022-01-05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8216" calcext:value-type="float">
            <text:p>66.4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1145201</text:p>
          </table:table-cell>
          <table:table-cell office:value-type="string" calcext:value-type="string">
            <text:p>2021-01-06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8872" calcext:value-type="float">
            <text:p>64.88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1145201</text:p>
          </table:table-cell>
          <table:table-cell office:value-type="string" calcext:value-type="string">
            <text:p>2020-02-13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3936" calcext:value-type="float">
            <text:p>62.73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1145201</text:p>
          </table:table-cell>
          <table:table-cell office:value-type="string" calcext:value-type="string">
            <text:p>2020-01-04 2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2344" calcext:value-type="float">
            <text:p>63.7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1145201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5864" calcext:value-type="float">
            <text:p>65.20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